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6000000A36797ECAE.png" manifest:media-type="image/png"/>
  <manifest:file-entry manifest:full-path="Pictures/10000000000002C3000000468064EF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1d58" officeooo:paragraph-rsid="00061d5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61d58" officeooo:paragraph-rsid="00061d5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61d58" officeooo:paragraph-rsid="00061d58" style:font-weight-asian="normal" style:font-weight-complex="normal"/>
    </style:style>
    <style:style style:name="T1" style:family="text">
      <style:text-properties officeooo:rsid="00089d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<text:span text:style-name="T1">8</text:span>. Экстремумы функции нескольких переменных</text:p>
      <text:p text:style-name="P2"/>
      <text:p text:style-name="P2"><draw:frame draw:style-name="fr1" draw:name="Image1" text:anchor-type="char" svg:x="0.0083in" svg:y="0in" svg:width="5.1327in" svg:height="0.5075in" draw:z-index="0"><draw:image xlink:href="Pictures/10000000000002C3000000468064EF09.png" xlink:type="simple" xlink:show="embed" xlink:actuate="onLoad" draw:mime-type="image/png"/></draw:frame></text:p>
      <text:p text:style-name="P2"><text:s/></text:p>
      <text:p text:style-name="P2"><draw:frame draw:style-name="fr1" draw:name="Image2" text:anchor-type="char" svg:x="2.4811in" svg:y="0.1835in" svg:width="1.002in" svg:height="1.2193in" draw:z-index="1"><draw:image xlink:href="Pictures/1000000000000086000000A36797ECA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3:31.833794648</meta:creation-date>
    <dc:date>2026-03-01T16:27:08.720729104</dc:date>
    <meta:editing-duration>PT11M25S</meta:editing-duration>
    <meta:editing-cycles>6</meta:editing-cycles>
    <meta:generator>LibreOffice/24.2.7.2$Linux_X86_64 LibreOffice_project/420$Build-2</meta:generator>
    <meta:document-statistic meta:table-count="0" meta:image-count="2" meta:object-count="0" meta:page-count="3" meta:paragraph-count="2" meta:word-count="6" meta:character-count="56" meta:non-whitespace-character-count="50"/>
  </office:meta>
</office:document-meta>
</file>